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109.73mm"/>
    </style:style>
    <style:style style:name="co3" style:family="table-column">
      <style:table-column-properties fo:break-before="auto" style:column-width="83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Lnet/sourceforge/barbecue/CompositeModule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from Ljava/util/List to "fastList(EclipseCollections)&lt;arrayList&lt;synchronizedArrayList&lt;synchronizedFastList(EclipseCollections)&lt;vector&lt;treeList(ApacheCommonsCollections)&lt;copyOnWriteArrayList&lt;nodeCachingLinkedList(ApacheCommonsCollections)&lt;linkedList&lt;synchronizedLinkedList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net/sourceforge/barbecue/linear/codabar/ModuleFactory&gt;</text:p>
          </table:table-cell>
          <table:table-cell office:value-type="string" calcext:value-type="string">
            <text:p>Method that uses the variable:init</text:p>
          </table:table-cell>
          <table:table-cell office:value-type="string" calcext:value-type="string">
            <text:p>Changes the type from Ljava/util/Map to "hashedMap(ApacheCommonsCollections)&lt;unifiedMap(EclipseCollections)&lt;hashMap&lt;concurrentHashMap(EclipseCollections)&lt;treeMap&lt;staticBucketMap(ApacheCommonsCollections)&lt;concurrentHashMap&lt;synchronizedLinkedHashMap&lt;concurrentSkipListMap&lt;linkedHashMap&lt;synchronizedHashMap&lt;synchronizedUnifiedMap(EclipseCollections)&lt;hashtable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chars</text:p>
          </table:table-cell>
          <table:table-cell office:value-type="string" calcext:value-type="string">
            <text:p>Lnet/sourceforge/barbecue/linear/code128/CharBuffer&gt;</text:p>
          </table:table-cell>
          <table:table-cell office:value-type="string" calcext:value-type="string">
            <text:p>Method that uses the variable:addChar</text:p>
          </table:table-cell>
          <table:table-cell office:value-type="string" calcext:value-type="string">
            <text:p>Changes the type from Ljava/util/List to "fastList(EclipseCollections)&lt;arrayList&lt;vector&lt;synchronizedArrayList&lt;synchronizedFastList(EclipseCollections)&lt;treeList(ApacheCommonsCollections)&lt;copyOnWriteArrayList&lt;nodeCachingLinkedList(ApacheCommonsCollections)&lt;linkedList&lt;synchronizedLinkedList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B_SET</text:p>
          </table:table-cell>
          <table:table-cell office:value-type="string" calcext:value-type="string">
            <text:p>Lnet/sourceforge/barbecue/linear/code128/ModuleFactory&gt;</text:p>
          </table:table-cell>
          <table:table-cell office:value-type="string" calcext:value-type="string">
            <text:p>Method that uses the variable:initB</text:p>
          </table:table-cell>
          <table:table-cell office:value-type="string" calcext:value-type="string">
            <text:p>Changes the type from Ljava/util/Map to "hashedMap(ApacheCommonsCollections)&lt;unifiedMap(EclipseCollections)&lt;hashMap&lt;concurrentHashMap(EclipseCollections)&lt;treeMap&lt;staticBucketMap(ApacheCommonsCollections)&lt;concurrentHashMap&lt;synchronizedLinkedHashMap&lt;concurrentSkipListMap&lt;linkedHashMap&lt;synchronizedHashMap&lt;synchronizedUnifiedMap(EclipseCollections)&lt;hashtable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C_SET</text:p>
          </table:table-cell>
          <table:table-cell office:value-type="string" calcext:value-type="string">
            <text:p>Lnet/sourceforge/barbecue/linear/code128/ModuleFactory&gt;</text:p>
          </table:table-cell>
          <table:table-cell office:value-type="string" calcext:value-type="string">
            <text:p>Method that uses the variable:initC</text:p>
          </table:table-cell>
          <table:table-cell office:value-type="string" calcext:value-type="string">
            <text:p>Changes the type from Ljava/util/Map to "hashedMap(ApacheCommonsCollections)&lt;unifiedMap(EclipseCollections)&lt;hashMap&lt;concurrentHashMap(EclipseCollections)&lt;treeMap&lt;staticBucketMap(ApacheCommonsCollections)&lt;concurrentHashMap&lt;synchronizedLinkedHashMap&lt;concurrentSkipListMap&lt;linkedHashMap&lt;synchronizedHashMap&lt;synchronizedUnifiedMap(EclipseCollections)&lt;hashtable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A_SET</text:p>
          </table:table-cell>
          <table:table-cell office:value-type="string" calcext:value-type="string">
            <text:p>Lnet/sourceforge/barbecue/linear/code128/ModuleFactory&gt;</text:p>
          </table:table-cell>
          <table:table-cell office:value-type="string" calcext:value-type="string">
            <text:p>Method that uses the variable:initA</text:p>
          </table:table-cell>
          <table:table-cell office:value-type="string" calcext:value-type="string">
            <text:p>Changes the type from Ljava/util/Map to "hashedMap(ApacheCommonsCollections)&lt;unifiedMap(EclipseCollections)&lt;hashMap&lt;concurrentHashMap(EclipseCollections)&lt;treeMap&lt;staticBucketMap(ApacheCommonsCollections)&lt;concurrentHashMap&lt;synchronizedLinkedHashMap&lt;concurrentSkipListMap&lt;linkedHashMap&lt;synchronizedHashMap&lt;synchronizedUnifiedMap(EclipseCollections)&lt;hashtable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EXT_CHARS</text:p>
          </table:table-cell>
          <table:table-cell office:value-type="string" calcext:value-type="string">
            <text:p>Lnet/sourceforge/barbecue/linear/code39/ModuleFactory&gt;</text:p>
          </table:table-cell>
          <table:table-cell office:value-type="string" calcext:value-type="string">
            <text:p>Method that uses the variable:initExtendedSet</text:p>
          </table:table-cell>
          <table:table-cell office:value-type="string" calcext:value-type="string">
            <text:p>Changes the type from Ljava/util/Map to "hashedMap(ApacheCommonsCollections)&lt;unifiedMap(EclipseCollections)&lt;hashMap&lt;concurrentHashMap(EclipseCollections)&lt;treeMap&lt;staticBucketMap(ApacheCommonsCollections)&lt;concurrentHashMap&lt;synchronizedLinkedHashMap&lt;concurrentSkipListMap&lt;linkedHashMap&lt;synchronizedHashMap&lt;synchronizedUnifiedMap(EclipseCollections)&lt;hashtable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Lnet/sourceforge/barbecue/linear/code39/ModuleFactory&gt;</text:p>
          </table:table-cell>
          <table:table-cell office:value-type="string" calcext:value-type="string">
            <text:p>Method that uses the variable:initBaseSet</text:p>
          </table:table-cell>
          <table:table-cell office:value-type="string" calcext:value-type="string">
            <text:p>Changes the type from Ljava/util/List to "fastList(EclipseCollections)&lt;arrayList&lt;synchronizedFastList(EclipseCollections)&lt;vector&lt;synchronizedArrayList&lt;treeList(ApacheCommonsCollections)&lt;nodeCachingLinkedList(ApacheCommonsCollections)&lt;linkedList&lt;synchronizedLinkedList&lt;copyOnWriteArrayList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net/sourceforge/barbecue/linear/code39/ModuleFactory&gt;</text:p>
          </table:table-cell>
          <table:table-cell office:value-type="string" calcext:value-type="string">
            <text:p>Method that uses the variable:initBaseSet</text:p>
          </table:table-cell>
          <table:table-cell office:value-type="string" calcext:value-type="string">
            <text:p>Changes the type from Ljava/util/Map to "hashedMap(ApacheCommonsCollections)&lt;unifiedMap(EclipseCollections)&lt;hashMap&lt;concurrentHashMap(EclipseCollections)&lt;treeMap&lt;staticBucketMap(ApacheCommonsCollections)&lt;concurrentHashMap&lt;synchronizedLinkedHashMap&lt;concurrentSkipListMap&lt;linkedHashMap&lt;synchronizedHashMap&lt;synchronizedUnifiedMap(EclipseCollections)&lt;hashtable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SET_LEFT_EVEN</text:p>
          </table:table-cell>
          <table:table-cell office:value-type="string" calcext:value-type="string">
            <text:p>Lnet/sourceforge/barbecue/linear/ean/EAN13ModuleFactory&gt;</text:p>
          </table:table-cell>
          <table:table-cell office:value-type="string" calcext:value-type="string">
            <text:p>Method that uses the variable:initLeftEvenSet</text:p>
          </table:table-cell>
          <table:table-cell office:value-type="string" calcext:value-type="string">
            <text:p>Changes the type from Ljava/util/Map to "hashedMap(ApacheCommonsCollections)&lt;unifiedMap(EclipseCollections)&lt;hashMap&lt;concurrentHashMap(EclipseCollections)&lt;treeMap&lt;staticBucketMap(ApacheCommonsCollections)&lt;concurrentHashMap&lt;synchronizedLinkedHashMap&lt;concurrentSkipListMap&lt;linkedHashMap&lt;synchronizedHashMap&lt;synchronizedUnifiedMap(EclipseCollections)&lt;hashtable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KEYS_LEFT_EVEN</text:p>
          </table:table-cell>
          <table:table-cell office:value-type="string" calcext:value-type="string">
            <text:p>Lnet/sourceforge/barbecue/linear/ean/EAN13ModuleFactory&gt;</text:p>
          </table:table-cell>
          <table:table-cell office:value-type="string" calcext:value-type="string">
            <text:p>Method that uses the variable:initLeftEvenSet</text:p>
          </table:table-cell>
          <table:table-cell office:value-type="string" calcext:value-type="string">
            <text:p>Changes the type from Ljava/util/List to "fastList(EclipseCollections)&lt;arrayList&lt;synchronizedFastList(EclipseCollections)&lt;vector&lt;synchronizedArrayList&lt;treeList(ApacheCommonsCollections)&lt;nodeCachingLinkedList(ApacheCommonsCollections)&lt;linkedList&lt;synchronizedLinkedList&lt;copyOnWriteArrayList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SET_LEFT_ODD</text:p>
          </table:table-cell>
          <table:table-cell office:value-type="string" calcext:value-type="string">
            <text:p>Lnet/sourceforge/barbecue/linear/ean/EAN13ModuleFactory&gt;</text:p>
          </table:table-cell>
          <table:table-cell office:value-type="string" calcext:value-type="string">
            <text:p>Method that uses the variable:initLeftOddSet</text:p>
          </table:table-cell>
          <table:table-cell office:value-type="string" calcext:value-type="string">
            <text:p>Changes the type from Ljava/util/Map to "hashedMap(ApacheCommonsCollections)&lt;unifiedMap(EclipseCollections)&lt;hashMap&lt;concurrentHashMap(EclipseCollections)&lt;treeMap&lt;staticBucketMap(ApacheCommonsCollections)&lt;concurrentHashMap&lt;synchronizedLinkedHashMap&lt;concurrentSkipListMap&lt;linkedHashMap&lt;synchronizedHashMap&lt;synchronizedUnifiedMap(EclipseCollections)&lt;hashtable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PARITY_TABLE</text:p>
          </table:table-cell>
          <table:table-cell office:value-type="string" calcext:value-type="string">
            <text:p>Lnet/sourceforge/barbecue/linear/ean/EAN13ModuleFactory&gt;</text:p>
          </table:table-cell>
          <table:table-cell office:value-type="string" calcext:value-type="string">
            <text:p>Method that uses the variable:initBaseSet</text:p>
          </table:table-cell>
          <table:table-cell office:value-type="string" calcext:value-type="string">
            <text:p>Changes the type from Ljava/util/Map to "hashedMap(ApacheCommonsCollections)&lt;unifiedMap(EclipseCollections)&lt;hashMap&lt;concurrentHashMap(EclipseCollections)&lt;treeMap&lt;concurrentHashMap&lt;staticBucketMap(ApacheCommonsCollections)&lt;synchronizedLinkedHashMap&lt;concurrentSkipListMap&lt;linkedHashMap&lt;synchronizedHashMap&lt;synchronizedUnifiedMap(EclipseCollections)&lt;hashtable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KEYS_LEFT_ODD</text:p>
          </table:table-cell>
          <table:table-cell office:value-type="string" calcext:value-type="string">
            <text:p>Lnet/sourceforge/barbecue/linear/ean/EAN13ModuleFactory&gt;</text:p>
          </table:table-cell>
          <table:table-cell office:value-type="string" calcext:value-type="string">
            <text:p>Method that uses the variable:initLeftOddSet</text:p>
          </table:table-cell>
          <table:table-cell office:value-type="string" calcext:value-type="string">
            <text:p>Changes the type from Ljava/util/List to "fastList(EclipseCollections)&lt;arrayList&lt;synchronizedFastList(EclipseCollections)&lt;vector&lt;synchronizedArrayList&lt;treeList(ApacheCommonsCollections)&lt;nodeCachingLinkedList(ApacheCommonsCollections)&lt;linkedList&lt;synchronizedLinkedList&lt;copyOnWriteArrayList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Lnet/sourceforge/barbecue/linear/postnet/ModuleFactory&gt;</text:p>
          </table:table-cell>
          <table:table-cell office:value-type="string" calcext:value-type="string">
            <text:p>Method that uses the variable:initBaseSet</text:p>
          </table:table-cell>
          <table:table-cell office:value-type="string" calcext:value-type="string">
            <text:p>Changes the type from Ljava/util/List to "fastList(EclipseCollections)&lt;arrayList&lt;synchronizedFastList(EclipseCollections)&lt;vector&lt;synchronizedArrayList&lt;treeList(ApacheCommonsCollections)&lt;nodeCachingLinkedList(ApacheCommonsCollections)&lt;linkedList&lt;synchronizedLinkedList&lt;copyOnWriteArrayList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net/sourceforge/barbecue/linear/postnet/ModuleFactory&gt;</text:p>
          </table:table-cell>
          <table:table-cell office:value-type="string" calcext:value-type="string">
            <text:p>Method that uses the variable:initBaseSet</text:p>
          </table:table-cell>
          <table:table-cell office:value-type="string" calcext:value-type="string">
            <text:p>Changes the type from Ljava/util/Map to "hashedMap(ApacheCommonsCollections)&lt;unifiedMap(EclipseCollections)&lt;hashMap&lt;concurrentHashMap(EclipseCollections)&lt;treeMap&lt;concurrentHashMap&lt;staticBucketMap(ApacheCommonsCollections)&lt;synchronizedLinkedHashMap&lt;concurrentSkipListMap&lt;linkedHashMap&lt;synchronizedHashMap&lt;synchronizedUnifiedMap(EclipseCollections)&lt;hashtable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net/sourceforge/barbecue/linear/twoOfFive/Std2of5ModuleFactory&gt;</text:p>
          </table:table-cell>
          <table:table-cell office:value-type="string" calcext:value-type="string">
            <text:p>Method that uses the variable:init</text:p>
          </table:table-cell>
          <table:table-cell office:value-type="string" calcext:value-type="string">
            <text:p>Changes the type from Ljava/util/Map to "hashedMap(ApacheCommonsCollections)&lt;unifiedMap(EclipseCollections)&lt;hashMap&lt;concurrentHashMap(EclipseCollections)&lt;treeMap&lt;staticBucketMap(ApacheCommonsCollections)&lt;concurrentHashMap&lt;synchronizedLinkedHashMap&lt;concurrentSkipListMap&lt;linkedHashMap&lt;synchronizedHashMap&lt;synchronizedUnifiedMap(EclipseCollections)&lt;hashtable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KEYS_RIGHT</text:p>
          </table:table-cell>
          <table:table-cell office:value-type="string" calcext:value-type="string">
            <text:p>Lnet/sourceforge/barbecue/linear/upc/ModuleFactory&gt;</text:p>
          </table:table-cell>
          <table:table-cell office:value-type="string" calcext:value-type="string">
            <text:p>Method that uses the variable:initRightSet</text:p>
          </table:table-cell>
          <table:table-cell office:value-type="string" calcext:value-type="string">
            <text:p>Changes the type from Ljava/util/List to "fastList(EclipseCollections)&lt;arrayList&lt;synchronizedFastList(EclipseCollections)&lt;vector&lt;synchronizedArrayList&lt;treeList(ApacheCommonsCollections)&lt;nodeCachingLinkedList(ApacheCommonsCollections)&lt;linkedList&lt;synchronizedLinkedList&lt;copyOnWriteArrayList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KEYS_LEFT</text:p>
          </table:table-cell>
          <table:table-cell office:value-type="string" calcext:value-type="string">
            <text:p>Lnet/sourceforge/barbecue/linear/upc/ModuleFactory&gt;</text:p>
          </table:table-cell>
          <table:table-cell office:value-type="string" calcext:value-type="string">
            <text:p>Method that uses the variable:initLeftSet</text:p>
          </table:table-cell>
          <table:table-cell office:value-type="string" calcext:value-type="string">
            <text:p>Changes the type from Ljava/util/List to "fastList(EclipseCollections)&lt;arrayList&lt;synchronizedFastList(EclipseCollections)&lt;vector&lt;synchronizedArrayList&lt;treeList(ApacheCommonsCollections)&lt;nodeCachingLinkedList(ApacheCommonsCollections)&lt;linkedList&lt;synchronizedLinkedList&lt;copyOnWriteArrayList"</text:p>
          </table:table-cell>
          <table:table-cell office:value-type="string" calcext:value-type="string">
            <text:p>Done FastList</text:p>
          </table:table-cell>
        </table:table-row>
        <table:table-row table:style-name="ro1">
          <table:table-cell office:value-type="string" calcext:value-type="string">
            <text:p>SET_LEFT</text:p>
          </table:table-cell>
          <table:table-cell office:value-type="string" calcext:value-type="string">
            <text:p>Lnet/sourceforge/barbecue/linear/upc/ModuleFactory&gt;</text:p>
          </table:table-cell>
          <table:table-cell office:value-type="string" calcext:value-type="string">
            <text:p>Method that uses the variable:initLeftSet</text:p>
          </table:table-cell>
          <table:table-cell office:value-type="string" calcext:value-type="string">
            <text:p>Changes the type from Ljava/util/Map to "hashedMap(ApacheCommonsCollections)&lt;unifiedMap(EclipseCollections)&lt;hashMap&lt;concurrentHashMap(EclipseCollections)&lt;treeMap&lt;concurrentHashMap&lt;staticBucketMap(ApacheCommonsCollections)&lt;synchronizedLinkedHashMap&lt;concurrentSkipListMap&lt;linkedHashMap&lt;synchronizedHashMap&lt;synchronizedUnifiedMap(EclipseCollections)&lt;hashtable&lt;synchronizedTreeMap"</text:p>
          </table:table-cell>
          <table:table-cell office:value-type="string" calcext:value-type="string">
            <text:p>Done HashedMap</text:p>
          </table:table-cell>
        </table:table-row>
        <table:table-row table:style-name="ro1">
          <table:table-cell office:value-type="string" calcext:value-type="string">
            <text:p>SET_RIGHT</text:p>
          </table:table-cell>
          <table:table-cell office:value-type="string" calcext:value-type="string">
            <text:p>Lnet/sourceforge/barbecue/linear/upc/ModuleFactory&gt;</text:p>
          </table:table-cell>
          <table:table-cell office:value-type="string" calcext:value-type="string">
            <text:p>Method that uses the variable:initRightSet</text:p>
          </table:table-cell>
          <table:table-cell office:value-type="string" calcext:value-type="string">
            <text:p>Changes the type from Ljava/util/Map to "hashedMap(ApacheCommonsCollections)&lt;unifiedMap(EclipseCollections)&lt;hashMap&lt;concurrentHashMap(EclipseCollections)&lt;treeMap&lt;staticBucketMap(ApacheCommonsCollections)&lt;concurrentHashMap&lt;synchronizedLinkedHashMap&lt;concurrentSkipListMap&lt;linkedHashMap&lt;synchronizedHashMap&lt;synchronizedUnifiedMap(EclipseCollections)&lt;hashtable&lt;synchronizedTreeMap"</text:p>
          </table:table-cell>
          <table:table-cell office:value-type="string" calcext:value-type="string">
            <text:p>Done HashedMa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3:17:32.360780147</meta:creation-date>
    <dc:date>2018-09-24T23:39:59.931059010</dc:date>
    <meta:editing-duration>PT22M15S</meta:editing-duration>
    <meta:editing-cycles>25</meta:editing-cycles>
    <meta:generator>LibreOffice/6.0.3.2$Linux_X86_64 LibreOffice_project/00m0$Build-2</meta:generator>
    <meta:document-statistic meta:table-count="1" meta:cell-count="105" meta:object-count="0"/>
  </office:meta>
</office:document-meta>
</file>